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8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12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3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3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13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3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3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12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12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12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1" table:style-name="ce5">
            <text:p>41</text:p>
          </table:table-cell>
          <table:table-cell office:value-type="string" table:style-name="ce12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</text:p>
          </table:table-cell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12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12">
            <text:p>В столбце зона отображается запись FiresecAPI.Models.ZoneLogic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12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12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6" table:style-name="ce5">
            <text:p>46</text:p>
          </table:table-cell>
          <table:table-cell table:style-name="ce1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7" table:style-name="ce5">
            <text:p>47</text:p>
          </table:table-cell>
          <table:table-cell table:style-name="ce1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table:style-name="ce9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9" table:style-name="ce5">
            <text:p>49</text:p>
          </table:table-cell>
          <table:table-cell table:style-name="ce1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50" table:style-name="ce5">
            <text:p>50</text:p>
          </table:table-cell>
          <table:table-cell table:style-name="ce9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1" table:style-name="ce5">
            <text:p>51</text:p>
          </table:table-cell>
          <table:table-cell table:style-name="ce9"/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52" table:style-name="ce5">
            <text:p>52</text:p>
          </table:table-cell>
          <table:table-cell table:style-name="ce9"/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53" table:style-name="ce5">
            <text:p>53</text:p>
          </table:table-cell>
          <table:table-cell table:style-name="ce9"/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54" table:style-name="ce5">
            <text:p>54</text:p>
          </table:table-cell>
          <table:table-cell table:style-name="ce9"/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55" table:style-name="ce5">
            <text:p>55</text:p>
          </table:table-cell>
          <table:table-cell table:style-name="ce9"/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56" table:style-name="ce5">
            <text:p>56</text:p>
          </table:table-cell>
          <table:table-cell table:style-name="ce9"/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57" table:style-name="ce5">
            <text:p>57</text:p>
          </table:table-cell>
          <table:table-cell table:style-name="ce9"/>
          <table:table-cell table:style-name="ce5"/>
          <table:table-cell table:style-name="ce9"/>
          <table:table-cell table:number-columns-repeated="16380"/>
        </table:table-row>
        <table:table-row table:number-rows-repeated="1048518" table:style-name="ro9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58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07-27T15:52:24Z</dc:date>
    <meta:editing-cycles>1</meta:editing-cycles>
    <meta:editing-duration>PT53S</meta:editing-duration>
  </office:meta>
</office:document-meta>
</file>